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5000001CF87F746F136216A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8.64cm" fo:min-width="4.898cm"/>
    </style:style>
    <style:style style:name="gr3" style:family="graphic" style:parent-style-name="standard">
      <style:graphic-properties draw:textarea-horizontal-align="justify" draw:textarea-vertical-align="middle" draw:auto-grow-height="false" fo:min-height="17.655cm" fo:min-width="4.897cm"/>
    </style:style>
    <style:style style:name="gr4" style:family="graphic" style:parent-style-name="standard">
      <style:graphic-properties draw:textarea-horizontal-align="justify" draw:textarea-vertical-align="middle" draw:auto-grow-height="false" fo:min-height="8.448cm" fo:min-width="4.84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73cm" svg:height="10.477cm" svg:x="0.924cm" svg:y="1cm">
          <draw:image xlink:href="Pictures/10000001000002C5000001CF87F746F136216AB9.png" xlink:type="simple" xlink:show="embed" xlink:actuate="onLoad" draw:mime-type="image/png">
            <text:p/>
          </draw:image>
        </draw:frame>
        <draw:frame draw:style-name="gr1" draw:text-style-name="P1" draw:layer="layout" svg:width="17.145cm" svg:height="9.525cm" svg:x="1.317cm" svg:y="11.477cm">
          <draw:image xlink:href="Pictures/10000001000002C5000001CF87F746F136216AB9.png" xlink:type="simple" xlink:show="embed" xlink:actuate="onLoad" draw:mime-type="image/png">
            <text:p/>
          </draw:image>
        </draw:frame>
        <draw:frame draw:style-name="gr1" draw:text-style-name="P1" draw:layer="layout" svg:width="18.758cm" svg:height="8.572cm" svg:x="0.974cm" svg:y="20.685cm">
          <draw:image xlink:href="Pictures/10000001000002C5000001CF87F746F136216AB9.png" xlink:type="simple" xlink:show="embed" xlink:actuate="onLoad" draw:mime-type="image/png">
            <text:p/>
          </draw:image>
        </draw:frame>
        <draw:custom-shape draw:style-name="gr2" draw:text-style-name="P1" draw:layer="layout" svg:width="5.398cm" svg:height="8.89cm" svg:x="14.01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97cm" svg:height="17.905cm" svg:x="1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48cm" svg:height="8.698cm" svg:x="14.652cm" svg:y="21.0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9T16:37:28.903572370</meta:creation-date>
    <dc:date>2024-02-09T16:44:42.880585445</dc:date>
    <meta:editing-duration>PT7M13S</meta:editing-duration>
    <meta:editing-cycles>2</meta:editing-cycles>
    <meta:generator>LibreOffice/7.3.7.2$Linux_X86_64 LibreOffice_project/30$Build-2</meta:generator>
    <meta:document-statistic meta:object-count="6"/>
  </office:meta>
</office:document-meta>
</file>